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75d6" officeooo:paragraph-rsid="000f75d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f75d6" officeooo:paragraph-rsid="000f75d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06b15" officeooo:paragraph-rsid="00106b1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06b15" officeooo:paragraph-rsid="0010b72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paragraph-rsid="000f75d6" style:font-weight-asian="normal" style:font-weight-complex="normal"/>
    </style:style>
    <style:style style:name="P6" style:family="paragraph" style:parent-style-name="Standard">
      <style:text-properties fo:color="#000099" fo:font-size="14pt" fo:font-style="italic" fo:font-weight="bold" officeooo:rsid="00106b15" officeooo:paragraph-rsid="00106b15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color="#006600" fo:font-size="18pt" fo:font-weight="normal" officeooo:rsid="00106b15" officeooo:paragraph-rsid="00106b15" style:font-size-asian="18pt" style:font-weight-asian="normal" style:font-size-complex="18pt" style:font-weight-complex="normal"/>
    </style:style>
    <style:style style:name="P8" style:family="paragraph" style:parent-style-name="Standard">
      <style:text-properties fo:color="#006600" fo:font-size="18pt" fo:font-weight="normal" officeooo:rsid="000f75d6" officeooo:paragraph-rsid="000f75d6" style:font-size-asian="18pt" style:font-weight-asian="normal" style:font-size-complex="18pt" style:font-weight-complex="normal"/>
    </style:style>
    <style:style style:name="T1" style:family="text">
      <style:text-properties officeooo:rsid="0010b724"/>
    </style:style>
    <style:style style:name="T2" style:family="text">
      <style:text-properties fo:font-size="16pt" fo:font-weight="bold" officeooo:rsid="000f75d6" style:font-size-asian="16pt" style:font-weight-asian="bold" style:font-size-complex="16pt" style:font-weight-complex="bold"/>
    </style:style>
    <style:style style:name="T3" style:family="text">
      <style:text-properties fo:font-size="16pt" officeooo:rsid="000f75d6" style:font-size-asian="16pt" style:font-size-complex="16pt"/>
    </style:style>
    <style:style style:name="T4" style:family="text">
      <style:text-properties officeooo:rsid="0010d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Bit_wise Operators</text:span></text:p>
      <text:p text:style-name="P1"/>
      <text:p text:style-name="P8">I. Tiêu điểm chính:</text:p>
      <text:p text:style-name="P2"><text:s/>Ở bài này, các bạn cần nắm được 2 nội dung kiến thức sau:</text:p>
      <text:p text:style-name="P2">1. Function cv::addWeight</text:p>
      <text:p text:style-name="P2">2. Function cv:bitwise_and/or/not/xor</text:p>
      <text:p text:style-name="P2"/>
      <text:p text:style-name="P8">II. Link tutorial:</text:p>
      <text:p text:style-name="P2">1. Để hiểu được kiến thức cơ bản của hàm cv::addWeight, các bạn tham khảo link dưới đây:</text:p>
      <text:p text:style-name="P2"/>
      <text:p text:style-name="P2"><text:a xlink:type="simple" xlink:href="https://docs.opencv.org/2.4/doc/tutorials/core/adding_images/adding_images.html" text:style-name="Internet_20_link" text:visited-style-name="Visited_20_Internet_20_Link">https://docs.opencv.org/2.4/doc/tutorials/core/adding_images/adding_images.html</text:a></text:p>
      <text:p text:style-name="P2"/>
      <text:p text:style-name="P2">2. Với các hàm bit_wise, các bạn tham khảo link dưới đây:</text:p>
      <text:p text:style-name="P2"/>
      <text:p text:style-name="P3"><text:a xlink:type="simple" xlink:href="http://opencvexamples.blogspot.com/2013/10/bitwise-and-or-xor-and-not.html" text:style-name="Internet_20_link" text:visited-style-name="Visited_20_Internet_20_Link">http://opencvexamples.blogspot.com/2013/10/bitwise-and-or-xor-and-not.html</text:a></text:p>
      <text:p text:style-name="P3"/>
      <text:p text:style-name="P7">III. Important Note:</text:p>
      <text:p text:style-name="P3"/>
      <text:p text:style-name="P6">Với phần ADDWEIGHT, <text:span text:style-name="T1">các bạn cần nắm được:</text:span></text:p>
      <text:p text:style-name="P4">1. Hiệu quả của các hàm trên là gì ?<text:line-break/>Ảnh output <text:span text:style-name="T1">phụ thuộc như nào vào các parameter alpha, beta</text:span></text:p>
      <text:p text:style-name="P4"/>
      <text:p text:style-name="P4">2. Parameters truyền vào hàm:</text:p>
      <text:p text:style-name="P4">a,Các ảnh input có đặc điểm gì:<text:line-break/>-Khác size ảnh có báo lỗi không? <text:line-break/>-Khác loại ảnh, vd: .png và .jpg có thể dùng chung đươc không?</text:p>
      <text:p text:style-name="P4"/>
      <text:p text:style-name="P4">b,Ảnh output:</text:p>
      <text:p text:style-name="P4">-Ảnh output sẽ có mấy kênh<text:span text:style-name="T1">(channels)</text:span>, loại ảnh do input nào quy định?</text:p>
      <text:p text:style-name="P4"/>
      <text:p text:style-name="P4">c,Parameter mask:</text:p>
      <text:p text:style-name="P4">-Trong một số <text:span text:style-name="T1">function</text:span> có truyền thêm vào parameter: mask</text:p>
      <text:p text:style-name="P4">Tham số này đóng vai trò gì <text:s/></text:p>
      <text:p text:style-name="P4"/>
      <text:p text:style-name="P4">3. Nắm được nguyên tắc của công <text:span text:style-name="T1">thức addWeight<text:line-break/>dịch nôm: cộng có trọng số, tức các input đầu vào sẽ có độ Priority khác nhau</text:span></text:p>
      <text:p text:style-name="P4"/>
      <text:p text:style-name="P6">Với phần BITWISE , các bạn cần nắm được:</text:p>
      <text:p text:style-name="P3"/>
      <text:p text:style-name="P3"><text:bookmark-start text:name="__DdeLink__1_128864788"/>1. Hiệu quả của các hàm trên là gì ?<text:line-break/>Ảnh <text:span text:style-name="T1"><text:s/>thu được có gì khác khi sử dụng cùng ảnh <text:s/>giữa các function bitwise</text:span></text:p>
      <text:p text:style-name="P3"/>
      <text:p text:style-name="P3">2. Parameters truyền vào hàm:</text:p>
      <text:p text:style-name="P3"><text:soft-page-break/>a,Các ảnh input có đặc điểm gì:<text:line-break/>-Khác size ảnh có báo lỗi không? <text:line-break/>-Khác loại ảnh, vd: .png và .jpg có thể dùng chung đươc không?</text:p>
      <text:p text:style-name="P3"/>
      <text:p text:style-name="P3">b,Ảnh output:</text:p>
      <text:p text:style-name="P3">-Ảnh output sẽ có mấy kênh<text:span text:style-name="T1">(channels)</text:span>, loại ảnh do input nào quy định?</text:p>
      <text:p text:style-name="P3"/>
      <text:p text:style-name="P3">c,Parameter mask:</text:p>
      <text:p text:style-name="P3">-Trong một số <text:span text:style-name="T1">function</text:span> có truyền thêm vào parameter: mask</text:p>
      <text:p text:style-name="P3">Tham số này đóng vai trò gì <text:s/></text:p>
      <text:p text:style-name="P3"/>
      <text:p text:style-name="P3">3. <text:span text:style-name="T4">N</text:span>guyên tắc của công <text:span text:style-name="T4">thức</text:span> bitwise với matrix Mat trong opencv<text:bookmark-end text:name="__DdeLink__1_128864788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20:53:14.374747983</meta:creation-date>
    <dc:date>2018-08-13T21:31:07.716208347</dc:date>
    <meta:editing-duration>PT11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97" meta:character-count="1649" meta:non-whitespace-character-count="1374"/>
  </office:meta>
</office:document-meta>
</file>